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2.3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formula="of:=[.A25]" office:value-type="string" office:string-value="USE [punktp]" calcext:value-type="string">
            <text:p>USE [punktp]</text:p>
          </table:table-cell>
          <table:table-cell table:formula="of:=[.B25]" office:value-type="string" office:string-value="USE [punktp]" calcext:value-type="string">
            <text:p>USE [punktp]</text:p>
          </table:table-cell>
          <table:table-cell table:formula="of:=[.C25]" office:value-type="string" office:string-value="USE [punktp]" calcext:value-type="string">
            <text:p>USE [punktp]</text:p>
          </table:table-cell>
          <table:table-cell table:formula="of:=[.D25]" office:value-type="string" office:string-value="USE [punktp]" calcext:value-type="string">
            <text:p>USE [punktp]</text:p>
          </table:table-cell>
          <table:table-cell table:formula="of:=[.E25]" office:value-type="string" office:string-value="USE [punktp]" calcext:value-type="string">
            <text:p>USE [punktp]</text:p>
          </table:table-cell>
          <table:table-cell table:formula="of:=[.F25]" office:value-type="string" office:string-value="USE [punktp]" calcext:value-type="string">
            <text:p>USE [punktp]</text:p>
          </table:table-cell>
          <table:table-cell table:formula="of:=[.G25]" office:value-type="string" office:string-value="USE [punktp]" calcext:value-type="string">
            <text:p>USE [punktp]</text:p>
          </table:table-cell>
          <table:table-cell table:formula="of:=[.H25]" office:value-type="string" office:string-value="USE [punktp]" calcext:value-type="string">
            <text:p>USE [punktp]</text:p>
          </table:table-cell>
          <table:table-cell table:formula="of:=[.I25]" office:value-type="string" office:string-value="USE [punktp]" calcext:value-type="string">
            <text:p>USE [punktp]</text:p>
          </table:table-cell>
          <table:table-cell table:number-columns-repeated="1015"/>
        </table:table-row>
        <table:table-row table:style-name="ro1">
          <table:table-cell table:formula="of:=[.A26]" office:value-type="string" office:string-value="GO" calcext:value-type="string">
            <text:p>GO</text:p>
          </table:table-cell>
          <table:table-cell table:formula="of:=[.B26]" office:value-type="string" office:string-value="GO" calcext:value-type="string">
            <text:p>GO</text:p>
          </table:table-cell>
          <table:table-cell table:formula="of:=[.C26]" office:value-type="string" office:string-value="GO" calcext:value-type="string">
            <text:p>GO</text:p>
          </table:table-cell>
          <table:table-cell table:formula="of:=[.D26]" office:value-type="string" office:string-value="GO" calcext:value-type="string">
            <text:p>GO</text:p>
          </table:table-cell>
          <table:table-cell table:formula="of:=[.E26]" office:value-type="string" office:string-value="GO" calcext:value-type="string">
            <text:p>GO</text:p>
          </table:table-cell>
          <table:table-cell table:formula="of:=[.F26]" office:value-type="string" office:string-value="GO" calcext:value-type="string">
            <text:p>GO</text:p>
          </table:table-cell>
          <table:table-cell table:formula="of:=[.G26]" office:value-type="string" office:string-value="GO" calcext:value-type="string">
            <text:p>GO</text:p>
          </table:table-cell>
          <table:table-cell table:formula="of:=[.H26]" office:value-type="string" office:string-value="GO" calcext:value-type="string">
            <text:p>GO</text:p>
          </table:table-cell>
          <table:table-cell table:formula="of:=[.I26]" office:value-type="string" office:string-value="GO" calcext:value-type="string">
            <text:p>GO</text:p>
          </table:table-cell>
          <table:table-cell table:number-columns-repeated="1015"/>
        </table:table-row>
        <table:table-row table:style-name="ro1">
          <table:table-cell table:formula="of:=[.A27]" office:value-type="string" office:string-value="SET ANSI_NULLS ON" calcext:value-type="string">
            <text:p>SET ANSI_NULLS ON</text:p>
          </table:table-cell>
          <table:table-cell table:formula="of:=[.B27]" office:value-type="string" office:string-value="SET ANSI_NULLS ON" calcext:value-type="string">
            <text:p>SET ANSI_NULLS ON</text:p>
          </table:table-cell>
          <table:table-cell table:formula="of:=[.C27]" office:value-type="string" office:string-value="SET ANSI_NULLS ON" calcext:value-type="string">
            <text:p>SET ANSI_NULLS ON</text:p>
          </table:table-cell>
          <table:table-cell table:formula="of:=[.D27]" office:value-type="string" office:string-value="SET ANSI_NULLS ON" calcext:value-type="string">
            <text:p>SET ANSI_NULLS ON</text:p>
          </table:table-cell>
          <table:table-cell table:formula="of:=[.E27]" office:value-type="string" office:string-value="SET ANSI_NULLS ON" calcext:value-type="string">
            <text:p>SET ANSI_NULLS ON</text:p>
          </table:table-cell>
          <table:table-cell table:formula="of:=[.F27]" office:value-type="string" office:string-value="SET ANSI_NULLS ON" calcext:value-type="string">
            <text:p>SET ANSI_NULLS ON</text:p>
          </table:table-cell>
          <table:table-cell table:formula="of:=[.G27]" office:value-type="string" office:string-value="SET ANSI_NULLS ON" calcext:value-type="string">
            <text:p>SET ANSI_NULLS ON</text:p>
          </table:table-cell>
          <table:table-cell table:formula="of:=[.H27]" office:value-type="string" office:string-value="SET ANSI_NULLS ON" calcext:value-type="string">
            <text:p>SET ANSI_NULLS ON</text:p>
          </table:table-cell>
          <table:table-cell table:formula="of:=[.I27]" office:value-type="string" office:string-value="SET ANSI_NULLS ON" calcext:value-type="string">
            <text:p>SET ANSI_NULLS ON</text:p>
          </table:table-cell>
          <table:table-cell table:number-columns-repeated="1015"/>
        </table:table-row>
        <table:table-row table:style-name="ro1">
          <table:table-cell table:formula="of:=[.A28]" office:value-type="string" office:string-value="GO" calcext:value-type="string">
            <text:p>GO</text:p>
          </table:table-cell>
          <table:table-cell table:formula="of:=[.B28]" office:value-type="string" office:string-value="GO" calcext:value-type="string">
            <text:p>GO</text:p>
          </table:table-cell>
          <table:table-cell table:formula="of:=[.C28]" office:value-type="string" office:string-value="GO" calcext:value-type="string">
            <text:p>GO</text:p>
          </table:table-cell>
          <table:table-cell table:formula="of:=[.D28]" office:value-type="string" office:string-value="GO" calcext:value-type="string">
            <text:p>GO</text:p>
          </table:table-cell>
          <table:table-cell table:formula="of:=[.E28]" office:value-type="string" office:string-value="GO" calcext:value-type="string">
            <text:p>GO</text:p>
          </table:table-cell>
          <table:table-cell table:formula="of:=[.F28]" office:value-type="string" office:string-value="GO" calcext:value-type="string">
            <text:p>GO</text:p>
          </table:table-cell>
          <table:table-cell table:formula="of:=[.G28]" office:value-type="string" office:string-value="GO" calcext:value-type="string">
            <text:p>GO</text:p>
          </table:table-cell>
          <table:table-cell table:formula="of:=[.H28]" office:value-type="string" office:string-value="GO" calcext:value-type="string">
            <text:p>GO</text:p>
          </table:table-cell>
          <table:table-cell table:formula="of:=[.I28]" office:value-type="string" office:string-value="GO" calcext:value-type="string">
            <text:p>GO</text:p>
          </table:table-cell>
          <table:table-cell table:number-columns-repeated="1015"/>
        </table:table-row>
        <table:table-row table:style-name="ro1">
          <table:table-cell table:formula="of:=[.A29]" office:value-type="string" office:string-value="SET QUOTED_IDENTIFIER ON" calcext:value-type="string">
            <text:p>SET QUOTED_IDENTIFIER ON</text:p>
          </table:table-cell>
          <table:table-cell table:formula="of:=[.B29]" office:value-type="string" office:string-value="SET QUOTED_IDENTIFIER ON" calcext:value-type="string">
            <text:p>SET QUOTED_IDENTIFIER ON</text:p>
          </table:table-cell>
          <table:table-cell table:formula="of:=[.C29]" office:value-type="string" office:string-value="SET QUOTED_IDENTIFIER ON" calcext:value-type="string">
            <text:p>SET QUOTED_IDENTIFIER ON</text:p>
          </table:table-cell>
          <table:table-cell table:formula="of:=[.D29]" office:value-type="string" office:string-value="SET QUOTED_IDENTIFIER ON" calcext:value-type="string">
            <text:p>SET QUOTED_IDENTIFIER ON</text:p>
          </table:table-cell>
          <table:table-cell table:formula="of:=[.E29]" office:value-type="string" office:string-value="SET QUOTED_IDENTIFIER ON" calcext:value-type="string">
            <text:p>SET QUOTED_IDENTIFIER ON</text:p>
          </table:table-cell>
          <table:table-cell table:formula="of:=[.F29]" office:value-type="string" office:string-value="SET QUOTED_IDENTIFIER ON" calcext:value-type="string">
            <text:p>SET QUOTED_IDENTIFIER ON</text:p>
          </table:table-cell>
          <table:table-cell table:formula="of:=[.G29]" office:value-type="string" office:string-value="SET QUOTED_IDENTIFIER ON" calcext:value-type="string">
            <text:p>SET QUOTED_IDENTIFIER ON</text:p>
          </table:table-cell>
          <table:table-cell table:formula="of:=[.H29]" office:value-type="string" office:string-value="SET QUOTED_IDENTIFIER ON" calcext:value-type="string">
            <text:p>SET QUOTED_IDENTIFIER ON</text:p>
          </table:table-cell>
          <table:table-cell table:formula="of:=[.I29]" office:value-type="string" office:string-value="SET QUOTED_IDENTIFIER ON" calcext:value-type="string">
            <text:p>SET QUOTED_IDENTIFIER ON</text:p>
          </table:table-cell>
          <table:table-cell table:number-columns-repeated="1015"/>
        </table:table-row>
        <table:table-row table:style-name="ro1">
          <table:table-cell table:formula="of:=[.A30]" office:value-type="string" office:string-value="GO" calcext:value-type="string">
            <text:p>GO</text:p>
          </table:table-cell>
          <table:table-cell table:formula="of:=[.B30]" office:value-type="string" office:string-value="GO" calcext:value-type="string">
            <text:p>GO</text:p>
          </table:table-cell>
          <table:table-cell table:formula="of:=[.C30]" office:value-type="string" office:string-value="GO" calcext:value-type="string">
            <text:p>GO</text:p>
          </table:table-cell>
          <table:table-cell table:formula="of:=[.D30]" office:value-type="string" office:string-value="GO" calcext:value-type="string">
            <text:p>GO</text:p>
          </table:table-cell>
          <table:table-cell table:formula="of:=[.E30]" office:value-type="string" office:string-value="GO" calcext:value-type="string">
            <text:p>GO</text:p>
          </table:table-cell>
          <table:table-cell table:formula="of:=[.F30]" office:value-type="string" office:string-value="GO" calcext:value-type="string">
            <text:p>GO</text:p>
          </table:table-cell>
          <table:table-cell table:formula="of:=[.G30]" office:value-type="string" office:string-value="GO" calcext:value-type="string">
            <text:p>GO</text:p>
          </table:table-cell>
          <table:table-cell table:formula="of:=[.H30]" office:value-type="string" office:string-value="GO" calcext:value-type="string">
            <text:p>GO</text:p>
          </table:table-cell>
          <table:table-cell table:formula="of:=[.I30]" office:value-type="string" office:string-value="GO" calcext:value-type="string">
            <text:p>GO</text:p>
          </table:table-cell>
          <table:table-cell table:number-columns-repeated="1015"/>
        </table:table-row>
        <table:table-row table:style-name="ro1">
          <table:table-cell table:formula="of:=COM.MICROSOFT.CONCAT([.A31:.A35])" office:value-type="string" office:string-value="CREATE TRIGGER [dbo].[WYNIKI_BADAN_after_i] " calcext:value-type="string">
            <text:p>CREATE TRIGGER [dbo].[WYNIKI_BADAN_after_i] </text:p>
          </table:table-cell>
          <table:table-cell table:formula="of:=COM.MICROSOFT.CONCAT([.B31:.B35])" office:value-type="string" office:string-value="CREATE TRIGGER [dbo].[WYNIKI_BADAN_after_u] " calcext:value-type="string">
            <text:p>CREATE TRIGGER [dbo].[WYNIKI_BADAN_after_u] </text:p>
          </table:table-cell>
          <table:table-cell table:formula="of:=COM.MICROSOFT.CONCAT([.C31:.C35])" office:value-type="string" office:string-value="CREATE TRIGGER [dbo].[WYNIKI_BADAN_after_d] " calcext:value-type="string">
            <text:p>CREATE TRIGGER [dbo].[WYNIKI_BADAN_after_d] </text:p>
          </table:table-cell>
          <table:table-cell table:formula="of:=COM.MICROSOFT.CONCAT([.D31:.D35])" office:value-type="string" office:string-value="CREATE TRIGGER [dbo].[zlecenie_badania_after_i] " calcext:value-type="string">
            <text:p>CREATE TRIGGER [dbo].[zlecenie_badania_after_i] </text:p>
          </table:table-cell>
          <table:table-cell table:formula="of:=COM.MICROSOFT.CONCAT([.E31:.E35])" office:value-type="string" office:string-value="CREATE TRIGGER [dbo].[zlecenie_badania_after_u] " calcext:value-type="string">
            <text:p>CREATE TRIGGER [dbo].[zlecenie_badania_after_u] </text:p>
          </table:table-cell>
          <table:table-cell table:formula="of:=COM.MICROSOFT.CONCAT([.F31:.F35])" office:value-type="string" office:string-value="CREATE TRIGGER [dbo].[zlecenie_badania_after_d] " calcext:value-type="string">
            <text:p>CREATE TRIGGER [dbo].[zlecenie_badania_after_d] </text:p>
          </table:table-cell>
          <table:table-cell table:formula="of:=COM.MICROSOFT.CONCAT([.G31:.G35])" office:value-type="string" office:string-value="CREATE TRIGGER [dbo].[PACJENCI_after_i] " calcext:value-type="string">
            <text:p>CREATE TRIGGER [dbo].[PACJENCI_after_i] </text:p>
          </table:table-cell>
          <table:table-cell table:formula="of:=COM.MICROSOFT.CONCAT([.H31:.H35])" office:value-type="string" office:string-value="CREATE TRIGGER [dbo].[PACJENCI_after_u] " calcext:value-type="string">
            <text:p>CREATE TRIGGER [dbo].[PACJENCI_after_u] </text:p>
          </table:table-cell>
          <table:table-cell table:formula="of:=COM.MICROSOFT.CONCAT([.I31:.I35])" office:value-type="string" office:string-value="CREATE TRIGGER [dbo].[PACJENCI_after_d] " calcext:value-type="string">
            <text:p>CREATE TRIGGER [dbo].[PACJENCI_after_d] </text:p>
          </table:table-cell>
          <table:table-cell table:number-columns-repeated="1015"/>
        </table:table-row>
        <table:table-row table:style-name="ro1">
          <table:table-cell table:formula="of:=COM.MICROSOFT.CONCAT([.A36:.A38])" office:value-type="string" office:string-value="ON [dbo].[WYNIKI_BADAN] " calcext:value-type="string">
            <text:p>ON [dbo].[WYNIKI_BADAN] </text:p>
          </table:table-cell>
          <table:table-cell table:formula="of:=COM.MICROSOFT.CONCAT([.B36:.B38])" office:value-type="string" office:string-value="ON [dbo].[WYNIKI_BADAN] " calcext:value-type="string">
            <text:p>ON [dbo].[WYNIKI_BADAN] </text:p>
          </table:table-cell>
          <table:table-cell table:formula="of:=COM.MICROSOFT.CONCAT([.C36:.C38])" office:value-type="string" office:string-value="ON [dbo].[WYNIKI_BADAN] " calcext:value-type="string">
            <text:p>ON [dbo].[WYNIKI_BADAN] </text:p>
          </table:table-cell>
          <table:table-cell table:formula="of:=COM.MICROSOFT.CONCAT([.D36:.D38])" office:value-type="string" office:string-value="ON [dbo].[zlecenie_badania] " calcext:value-type="string">
            <text:p>ON [dbo].[zlecenie_badania] </text:p>
          </table:table-cell>
          <table:table-cell table:formula="of:=COM.MICROSOFT.CONCAT([.E36:.E38])" office:value-type="string" office:string-value="ON [dbo].[zlecenie_badania] " calcext:value-type="string">
            <text:p>ON [dbo].[zlecenie_badania] </text:p>
          </table:table-cell>
          <table:table-cell table:formula="of:=COM.MICROSOFT.CONCAT([.F36:.F38])" office:value-type="string" office:string-value="ON [dbo].[zlecenie_badania] " calcext:value-type="string">
            <text:p>ON [dbo].[zlecenie_badania] </text:p>
          </table:table-cell>
          <table:table-cell table:formula="of:=COM.MICROSOFT.CONCAT([.G36:.G38])" office:value-type="string" office:string-value="ON [dbo].[PACJENCI] " calcext:value-type="string">
            <text:p>ON [dbo].[PACJENCI] </text:p>
          </table:table-cell>
          <table:table-cell table:formula="of:=COM.MICROSOFT.CONCAT([.H36:.H38])" office:value-type="string" office:string-value="ON [dbo].[PACJENCI] " calcext:value-type="string">
            <text:p>ON [dbo].[PACJENCI] </text:p>
          </table:table-cell>
          <table:table-cell table:formula="of:=COM.MICROSOFT.CONCAT([.I36:.I38])" office:value-type="string" office:string-value="ON [dbo].[PACJENCI] " calcext:value-type="string">
            <text:p>ON [dbo].[PACJENCI] </text:p>
          </table:table-cell>
          <table:table-cell table:number-columns-repeated="1015"/>
        </table:table-row>
        <table:table-row table:style-name="ro1">
          <table:table-cell table:formula="of:=COM.MICROSOFT.CONCAT([.A39:.A40])" office:value-type="string" office:string-value="FOR INSERT" calcext:value-type="string">
            <text:p>FOR INSERT</text:p>
          </table:table-cell>
          <table:table-cell table:formula="of:=COM.MICROSOFT.CONCAT([.B39:.B40])" office:value-type="string" office:string-value="FOR UPDATE" calcext:value-type="string">
            <text:p>FOR UPDATE</text:p>
          </table:table-cell>
          <table:table-cell table:formula="of:=COM.MICROSOFT.CONCAT([.C39:.C40])" office:value-type="string" office:string-value="FOR DELETE" calcext:value-type="string">
            <text:p>FOR DELETE</text:p>
          </table:table-cell>
          <table:table-cell table:formula="of:=COM.MICROSOFT.CONCAT([.D39:.D40])" office:value-type="string" office:string-value="FOR INSERT" calcext:value-type="string">
            <text:p>FOR INSERT</text:p>
          </table:table-cell>
          <table:table-cell table:formula="of:=COM.MICROSOFT.CONCAT([.E39:.E40])" office:value-type="string" office:string-value="FOR UPDATE" calcext:value-type="string">
            <text:p>FOR UPDATE</text:p>
          </table:table-cell>
          <table:table-cell table:formula="of:=COM.MICROSOFT.CONCAT([.F39:.F40])" office:value-type="string" office:string-value="FOR DELETE" calcext:value-type="string">
            <text:p>FOR DELETE</text:p>
          </table:table-cell>
          <table:table-cell table:formula="of:=COM.MICROSOFT.CONCAT([.G39:.G40])" office:value-type="string" office:string-value="FOR INSERT" calcext:value-type="string">
            <text:p>FOR INSERT</text:p>
          </table:table-cell>
          <table:table-cell table:formula="of:=COM.MICROSOFT.CONCAT([.H39:.H40])" office:value-type="string" office:string-value="FOR UPDATE" calcext:value-type="string">
            <text:p>FOR UPDATE</text:p>
          </table:table-cell>
          <table:table-cell table:formula="of:=COM.MICROSOFT.CONCAT([.I39:.I40])" office:value-type="string" office:string-value="FOR DELETE" calcext:value-type="string">
            <text:p>FOR DELETE</text:p>
          </table:table-cell>
          <table:table-cell table:number-columns-repeated="1015"/>
        </table:table-row>
        <table:table-row table:style-name="ro1">
          <table:table-cell table:formula="of:=[.A41]" office:value-type="string" office:string-value="AS" calcext:value-type="string">
            <text:p>AS</text:p>
          </table:table-cell>
          <table:table-cell table:formula="of:=[.B41]" office:value-type="string" office:string-value="AS" calcext:value-type="string">
            <text:p>AS</text:p>
          </table:table-cell>
          <table:table-cell table:formula="of:=[.C41]" office:value-type="string" office:string-value="AS" calcext:value-type="string">
            <text:p>AS</text:p>
          </table:table-cell>
          <table:table-cell table:formula="of:=[.D41]" office:value-type="string" office:string-value="AS" calcext:value-type="string">
            <text:p>AS</text:p>
          </table:table-cell>
          <table:table-cell table:formula="of:=[.E41]" office:value-type="string" office:string-value="AS" calcext:value-type="string">
            <text:p>AS</text:p>
          </table:table-cell>
          <table:table-cell table:formula="of:=[.F41]" office:value-type="string" office:string-value="AS" calcext:value-type="string">
            <text:p>AS</text:p>
          </table:table-cell>
          <table:table-cell table:formula="of:=[.G41]" office:value-type="string" office:string-value="AS" calcext:value-type="string">
            <text:p>AS</text:p>
          </table:table-cell>
          <table:table-cell table:formula="of:=[.H41]" office:value-type="string" office:string-value="AS" calcext:value-type="string">
            <text:p>AS</text:p>
          </table:table-cell>
          <table:table-cell table:formula="of:=[.I41]" office:value-type="string" office:string-value="AS" calcext:value-type="string">
            <text:p>AS</text:p>
          </table:table-cell>
          <table:table-cell table:number-columns-repeated="1015"/>
        </table:table-row>
        <table:table-row table:style-name="ro1">
          <table:table-cell table:formula="of:=[.A42]" office:value-type="string" office:string-value="insert replikacja_czynnosci" calcext:value-type="string">
            <text:p>insert replikacja_czynnosci</text:p>
          </table:table-cell>
          <table:table-cell table:formula="of:=[.B42]" office:value-type="string" office:string-value="insert replikacja_czynnosci" calcext:value-type="string">
            <text:p>insert replikacja_czynnosci</text:p>
          </table:table-cell>
          <table:table-cell table:formula="of:=[.C42]" office:value-type="string" office:string-value="insert replikacja_czynnosci" calcext:value-type="string">
            <text:p>insert replikacja_czynnosci</text:p>
          </table:table-cell>
          <table:table-cell table:formula="of:=[.D42]" office:value-type="string" office:string-value="insert replikacja_czynnosci" calcext:value-type="string">
            <text:p>insert replikacja_czynnosci</text:p>
          </table:table-cell>
          <table:table-cell table:formula="of:=[.E42]" office:value-type="string" office:string-value="insert replikacja_czynnosci" calcext:value-type="string">
            <text:p>insert replikacja_czynnosci</text:p>
          </table:table-cell>
          <table:table-cell table:formula="of:=[.F42]" office:value-type="string" office:string-value="insert replikacja_czynnosci" calcext:value-type="string">
            <text:p>insert replikacja_czynnosci</text:p>
          </table:table-cell>
          <table:table-cell table:formula="of:=[.G42]" office:value-type="string" office:string-value="insert replikacja_czynnosci" calcext:value-type="string">
            <text:p>insert replikacja_czynnosci</text:p>
          </table:table-cell>
          <table:table-cell table:formula="of:=[.H42]" office:value-type="string" office:string-value="insert replikacja_czynnosci" calcext:value-type="string">
            <text:p>insert replikacja_czynnosci</text:p>
          </table:table-cell>
          <table:table-cell table:formula="of:=[.I42]" office:value-type="string" office:string-value="insert replikacja_czynnosci" calcext:value-type="string">
            <text:p>insert replikacja_czynnosci</text:p>
          </table:table-cell>
          <table:table-cell table:number-columns-repeated="1015"/>
        </table:table-row>
        <table:table-row table:style-name="ro1">
          <table:table-cell table:formula="of:=COM.MICROSOFT.CONCAT([.A43:.A51])" office:value-type="string" office:string-value="Select 'WYNIKI_BADAN', 'ID_TABELI', ID_TABELI, 'i'" calcext:value-type="string">
            <text:p>Select 'WYNIKI_BADAN', 'ID_TABELI', ID_TABELI, 'i'</text:p>
          </table:table-cell>
          <table:table-cell table:formula="of:=COM.MICROSOFT.CONCAT([.B43:.B51])" office:value-type="string" office:string-value="Select 'WYNIKI_BADAN', 'ID_TABELI', ID_TABELI, 'u'" calcext:value-type="string">
            <text:p>Select 'WYNIKI_BADAN', 'ID_TABELI', ID_TABELI, 'u'</text:p>
          </table:table-cell>
          <table:table-cell table:formula="of:=COM.MICROSOFT.CONCAT([.C43:.C51])" office:value-type="string" office:string-value="Select 'WYNIKI_BADAN', 'ID_TABELI', ID_TABELI, 'd'" calcext:value-type="string">
            <text:p>Select 'WYNIKI_BADAN', 'ID_TABELI', ID_TABELI, 'd'</text:p>
          </table:table-cell>
          <table:table-cell table:formula="of:=COM.MICROSOFT.CONCAT([.D43:.D51])" office:value-type="string" office:string-value="Select 'zlecenie_badania', 'ID_ZLECENIA', ID_ZLECENIA, 'i'" calcext:value-type="string">
            <text:p>Select 'zlecenie_badania', 'ID_ZLECENIA', ID_ZLECENIA, 'i'</text:p>
          </table:table-cell>
          <table:table-cell table:formula="of:=COM.MICROSOFT.CONCAT([.E43:.E51])" office:value-type="string" office:string-value="Select 'zlecenie_badania', 'ID_ZLECENIA', ID_ZLECENIA, 'u'" calcext:value-type="string">
            <text:p>Select 'zlecenie_badania', 'ID_ZLECENIA', ID_ZLECENIA, 'u'</text:p>
          </table:table-cell>
          <table:table-cell table:formula="of:=COM.MICROSOFT.CONCAT([.F43:.F51])" office:value-type="string" office:string-value="Select 'zlecenie_badania', 'ID_ZLECENIA', ID_ZLECENIA, 'd'" calcext:value-type="string">
            <text:p>Select 'zlecenie_badania', 'ID_ZLECENIA', ID_ZLECENIA, 'd'</text:p>
          </table:table-cell>
          <table:table-cell table:formula="of:=COM.MICROSOFT.CONCAT([.G43:.G51])" office:value-type="string" office:string-value="Select 'PACJENCI', 'ID_PACJENTA', ID_PACJENTA, 'i'" calcext:value-type="string">
            <text:p>Select 'PACJENCI', 'ID_PACJENTA', ID_PACJENTA, 'i'</text:p>
          </table:table-cell>
          <table:table-cell table:formula="of:=COM.MICROSOFT.CONCAT([.H43:.H51])" office:value-type="string" office:string-value="Select 'PACJENCI', 'ID_PACJENTA', ID_PACJENTA, 'u'" calcext:value-type="string">
            <text:p>Select 'PACJENCI', 'ID_PACJENTA', ID_PACJENTA, 'u'</text:p>
          </table:table-cell>
          <table:table-cell table:formula="of:=COM.MICROSOFT.CONCAT([.I43:.I51])" office:value-type="string" office:string-value="Select 'PACJENCI', 'ID_PACJENTA', ID_PACJENTA, 'd'" calcext:value-type="string">
            <text:p>Select 'PACJENCI', 'ID_PACJENTA', ID_PACJENTA, 'd'</text:p>
          </table:table-cell>
          <table:table-cell table:number-columns-repeated="1015"/>
        </table:table-row>
        <table:table-row table:style-name="ro1">
          <table:table-cell table:formula="of:=COM.MICROSOFT.CONCAT([.A52:.A53])" office:value-type="string" office:string-value="from inserted" calcext:value-type="string">
            <text:p>from inserted</text:p>
          </table:table-cell>
          <table:table-cell table:formula="of:=COM.MICROSOFT.CONCAT([.B52:.B53])" office:value-type="string" office:string-value="from inserted" calcext:value-type="string">
            <text:p>from inserted</text:p>
          </table:table-cell>
          <table:table-cell table:formula="of:=COM.MICROSOFT.CONCAT([.C52:.C53])" office:value-type="string" office:string-value="from deleted" calcext:value-type="string">
            <text:p>from deleted</text:p>
          </table:table-cell>
          <table:table-cell table:formula="of:=COM.MICROSOFT.CONCAT([.D52:.D53])" office:value-type="string" office:string-value="from inserted" calcext:value-type="string">
            <text:p>from inserted</text:p>
          </table:table-cell>
          <table:table-cell table:formula="of:=COM.MICROSOFT.CONCAT([.E52:.E53])" office:value-type="string" office:string-value="from inserted" calcext:value-type="string">
            <text:p>from inserted</text:p>
          </table:table-cell>
          <table:table-cell table:formula="of:=COM.MICROSOFT.CONCAT([.F52:.F53])" office:value-type="string" office:string-value="from deleted" calcext:value-type="string">
            <text:p>from deleted</text:p>
          </table:table-cell>
          <table:table-cell table:formula="of:=COM.MICROSOFT.CONCAT([.G52:.G53])" office:value-type="string" office:string-value="from inserted" calcext:value-type="string">
            <text:p>from inserted</text:p>
          </table:table-cell>
          <table:table-cell table:formula="of:=COM.MICROSOFT.CONCAT([.H52:.H53])" office:value-type="string" office:string-value="from inserted" calcext:value-type="string">
            <text:p>from inserted</text:p>
          </table:table-cell>
          <table:table-cell table:formula="of:=COM.MICROSOFT.CONCAT([.I52:.I53])" office:value-type="string" office:string-value="from deleted" calcext:value-type="string">
            <text:p>from delete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 table:style-name="ce1" office:value-type="string" calcext:value-type="string">
            <text:p>USE [punktp]</text:p>
          </table:table-cell>
          <table:table-cell table:number-columns-repeated="1015"/>
        </table:table-row>
        <table:table-row table:style-name="ro1">
          <table:table-cell table:number-columns-repeated="3" table:style-name="ce2" office:value-type="string" calcext:value-type="string">
            <text:p>WYNIKI_BADAN</text:p>
          </table:table-cell>
          <table:table-cell table:number-columns-repeated="3" table:style-name="ce2" office:value-type="string" calcext:value-type="string">
            <text:p>zlecenie_badania</text:p>
          </table:table-cell>
          <table:table-cell table:style-name="ce2" office:value-type="string" calcext:value-type="string">
            <text:p>PACJENCI</text:p>
          </table:table-cell>
          <table:table-cell table:style-name="ce2" table:formula="of:=[.G16]" office:value-type="string" office:string-value="PACJENCI" calcext:value-type="string">
            <text:p>PACJENCI</text:p>
          </table:table-cell>
          <table:table-cell table:style-name="ce2" table:formula="of:=[.G16]" office:value-type="string" office:string-value="PACJENCI" calcext:value-type="string">
            <text:p>PACJENC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SERT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INSERT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INSERT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string" calcext:value-type="string">
            <text:p>DELETE</text:p>
          </table:table-cell>
          <table:table-cell table:number-columns-repeated="1015"/>
        </table:table-row>
        <table:table-row table:style-name="ro1">
          <table:table-cell table:number-columns-repeated="3" table:style-name="ce2" office:value-type="string" calcext:value-type="string">
            <text:p>ID_TABELI</text:p>
          </table:table-cell>
          <table:table-cell table:number-columns-repeated="3" table:style-name="ce2" office:value-type="string" calcext:value-type="string">
            <text:p>ID_ZLECENIA</text:p>
          </table:table-cell>
          <table:table-cell table:style-name="ce2" office:value-type="string" calcext:value-type="string">
            <text:p>ID_PACJENTA</text:p>
          </table:table-cell>
          <table:table-cell table:style-name="ce2" table:formula="of:=[.G18]" office:value-type="string" office:string-value="ID_PACJENTA" calcext:value-type="string">
            <text:p>ID_PACJENTA</text:p>
          </table:table-cell>
          <table:table-cell table:style-name="ce2" table:formula="of:=[.G18]" office:value-type="string" office:string-value="ID_PACJENTA" calcext:value-type="string">
            <text:p>ID_PACJENTA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formula="of:=[.$A$15]" office:value-type="string" office:string-value="USE [punktp]" calcext:value-type="string">
            <text:p>USE [punktp]</text:p>
          </table:table-cell>
          <table:table-cell table:formula="of:=[.$A$15]" office:value-type="string" office:string-value="USE [punktp]" calcext:value-type="string">
            <text:p>USE [punktp]</text:p>
          </table:table-cell>
          <table:table-cell table:formula="of:=[.$A$15]" office:value-type="string" office:string-value="USE [punktp]" calcext:value-type="string">
            <text:p>USE [punktp]</text:p>
          </table:table-cell>
          <table:table-cell table:formula="of:=[.$A$15]" office:value-type="string" office:string-value="USE [punktp]" calcext:value-type="string">
            <text:p>USE [punktp]</text:p>
          </table:table-cell>
          <table:table-cell table:formula="of:=[.$A$15]" office:value-type="string" office:string-value="USE [punktp]" calcext:value-type="string">
            <text:p>USE [punktp]</text:p>
          </table:table-cell>
          <table:table-cell table:formula="of:=[.$A$15]" office:value-type="string" office:string-value="USE [punktp]" calcext:value-type="string">
            <text:p>USE [punktp]</text:p>
          </table:table-cell>
          <table:table-cell table:formula="of:=[.$A$15]" office:value-type="string" office:string-value="USE [punktp]" calcext:value-type="string">
            <text:p>USE [punktp]</text:p>
          </table:table-cell>
          <table:table-cell table:formula="of:=[.$A$15]" office:value-type="string" office:string-value="USE [punktp]" calcext:value-type="string">
            <text:p>USE [punktp]</text:p>
          </table:table-cell>
          <table:table-cell table:formula="of:=[.$A$15]" office:value-type="string" office:string-value="USE [punktp]" calcext:value-type="string">
            <text:p>USE [punktp]</text:p>
          </table:table-cell>
          <table:table-cell table:number-columns-repeated="1015"/>
        </table:table-row>
        <table:table-row table:style-name="ro1">
          <table:table-cell table:number-columns-repeated="9" office:value-type="string" calcext:value-type="string">
            <text:p>GO</text:p>
          </table:table-cell>
          <table:table-cell table:number-columns-repeated="1015"/>
        </table:table-row>
        <table:table-row table:style-name="ro1">
          <table:table-cell table:number-columns-repeated="9" office:value-type="string" calcext:value-type="string">
            <text:p>SET ANSI_NULLS ON</text:p>
          </table:table-cell>
          <table:table-cell table:number-columns-repeated="1015"/>
        </table:table-row>
        <table:table-row table:style-name="ro1">
          <table:table-cell table:number-columns-repeated="9" office:value-type="string" calcext:value-type="string">
            <text:p>GO</text:p>
          </table:table-cell>
          <table:table-cell table:number-columns-repeated="1015"/>
        </table:table-row>
        <table:table-row table:style-name="ro1">
          <table:table-cell table:number-columns-repeated="9" office:value-type="string" calcext:value-type="string">
            <text:p>SET QUOTED_IDENTIFIER ON</text:p>
          </table:table-cell>
          <table:table-cell table:number-columns-repeated="1015"/>
        </table:table-row>
        <table:table-row table:style-name="ro1">
          <table:table-cell table:number-columns-repeated="9" office:value-type="string" calcext:value-type="string">
            <text:p>GO</text:p>
          </table:table-cell>
          <table:table-cell table:number-columns-repeated="1015"/>
        </table:table-row>
        <table:table-row table:style-name="ro1">
          <table:table-cell table:number-columns-repeated="9" office:value-type="string" calcext:value-type="string">
            <text:p>CREATE TRIGGER [dbo].[</text:p>
          </table:table-cell>
          <table:table-cell table:number-columns-repeated="1015"/>
        </table:table-row>
        <table:table-row table:style-name="ro1">
          <table:table-cell table:style-name="ce2" table:formula="of:=[.A16]" office:value-type="string" office:string-value="WYNIKI_BADAN" calcext:value-type="string">
            <text:p>WYNIKI_BADAN</text:p>
          </table:table-cell>
          <table:table-cell table:style-name="ce2" table:formula="of:=[.B16]" office:value-type="string" office:string-value="WYNIKI_BADAN" calcext:value-type="string">
            <text:p>WYNIKI_BADAN</text:p>
          </table:table-cell>
          <table:table-cell table:style-name="ce2" table:formula="of:=[.C16]" office:value-type="string" office:string-value="WYNIKI_BADAN" calcext:value-type="string">
            <text:p>WYNIKI_BADAN</text:p>
          </table:table-cell>
          <table:table-cell table:style-name="ce2" table:formula="of:=[.D16]" office:value-type="string" office:string-value="zlecenie_badania" calcext:value-type="string">
            <text:p>zlecenie_badania</text:p>
          </table:table-cell>
          <table:table-cell table:style-name="ce2" table:formula="of:=[.E16]" office:value-type="string" office:string-value="zlecenie_badania" calcext:value-type="string">
            <text:p>zlecenie_badania</text:p>
          </table:table-cell>
          <table:table-cell table:style-name="ce2" table:formula="of:=[.F16]" office:value-type="string" office:string-value="zlecenie_badania" calcext:value-type="string">
            <text:p>zlecenie_badania</text:p>
          </table:table-cell>
          <table:table-cell table:style-name="ce2" table:formula="of:=[.G16]" office:value-type="string" office:string-value="PACJENCI" calcext:value-type="string">
            <text:p>PACJENCI</text:p>
          </table:table-cell>
          <table:table-cell table:style-name="ce2" table:formula="of:=[.H16]" office:value-type="string" office:string-value="PACJENCI" calcext:value-type="string">
            <text:p>PACJENCI</text:p>
          </table:table-cell>
          <table:table-cell table:style-name="ce2" table:formula="of:=[.I16]" office:value-type="string" office:string-value="PACJENCI" calcext:value-type="string">
            <text:p>PACJENCI</text:p>
          </table:table-cell>
          <table:table-cell table:style-name="ce2" table:number-columns-repeated="1015"/>
        </table:table-row>
        <table:table-row table:style-name="ro1">
          <table:table-cell table:number-columns-repeated="9" office:value-type="string" calcext:value-type="string">
            <text:p>_after_</text:p>
          </table:table-cell>
          <table:table-cell table:number-columns-repeated="1015"/>
        </table:table-row>
        <table:table-row table:style-name="ro1">
          <table:table-cell table:formula="of:=[.A50]" office:value-type="string" office:string-value="i" calcext:value-type="string">
            <text:p>i</text:p>
          </table:table-cell>
          <table:table-cell table:formula="of:=[.B50]" office:value-type="string" office:string-value="u" calcext:value-type="string">
            <text:p>u</text:p>
          </table:table-cell>
          <table:table-cell table:formula="of:=[.C50]" office:value-type="string" office:string-value="d" calcext:value-type="string">
            <text:p>d</text:p>
          </table:table-cell>
          <table:table-cell table:formula="of:=[.D50]" office:value-type="string" office:string-value="i" calcext:value-type="string">
            <text:p>i</text:p>
          </table:table-cell>
          <table:table-cell table:formula="of:=[.E50]" office:value-type="string" office:string-value="u" calcext:value-type="string">
            <text:p>u</text:p>
          </table:table-cell>
          <table:table-cell table:formula="of:=[.F50]" office:value-type="string" office:string-value="d" calcext:value-type="string">
            <text:p>d</text:p>
          </table:table-cell>
          <table:table-cell table:formula="of:=[.G50]" office:value-type="string" office:string-value="i" calcext:value-type="string">
            <text:p>i</text:p>
          </table:table-cell>
          <table:table-cell table:formula="of:=[.H50]" office:value-type="string" office:string-value="u" calcext:value-type="string">
            <text:p>u</text:p>
          </table:table-cell>
          <table:table-cell table:formula="of:=[.I50]" office:value-type="string" office:string-value="d" calcext:value-type="string">
            <text:p>d</text:p>
          </table:table-cell>
          <table:table-cell table:number-columns-repeated="1015"/>
        </table:table-row>
        <table:table-row table:style-name="ro1">
          <table:table-cell table:number-columns-repeated="9" office:value-type="string" calcext:value-type="string">
            <text:p>] </text:p>
          </table:table-cell>
          <table:table-cell table:number-columns-repeated="1015"/>
        </table:table-row>
        <table:table-row table:style-name="ro1">
          <table:table-cell table:number-columns-repeated="9" office:value-type="string" calcext:value-type="string">
            <text:p>ON [dbo].[</text:p>
          </table:table-cell>
          <table:table-cell table:number-columns-repeated="1015"/>
        </table:table-row>
        <table:table-row table:style-name="ro1">
          <table:table-cell table:formula="of:=[.A32]" office:value-type="string" office:string-value="WYNIKI_BADAN" calcext:value-type="string">
            <text:p>WYNIKI_BADAN</text:p>
          </table:table-cell>
          <table:table-cell table:formula="of:=[.B32]" office:value-type="string" office:string-value="WYNIKI_BADAN" calcext:value-type="string">
            <text:p>WYNIKI_BADAN</text:p>
          </table:table-cell>
          <table:table-cell table:formula="of:=[.C32]" office:value-type="string" office:string-value="WYNIKI_BADAN" calcext:value-type="string">
            <text:p>WYNIKI_BADAN</text:p>
          </table:table-cell>
          <table:table-cell table:formula="of:=[.D32]" office:value-type="string" office:string-value="zlecenie_badania" calcext:value-type="string">
            <text:p>zlecenie_badania</text:p>
          </table:table-cell>
          <table:table-cell table:formula="of:=[.E32]" office:value-type="string" office:string-value="zlecenie_badania" calcext:value-type="string">
            <text:p>zlecenie_badania</text:p>
          </table:table-cell>
          <table:table-cell table:formula="of:=[.F32]" office:value-type="string" office:string-value="zlecenie_badania" calcext:value-type="string">
            <text:p>zlecenie_badania</text:p>
          </table:table-cell>
          <table:table-cell table:formula="of:=[.G32]" office:value-type="string" office:string-value="PACJENCI" calcext:value-type="string">
            <text:p>PACJENCI</text:p>
          </table:table-cell>
          <table:table-cell table:formula="of:=[.H32]" office:value-type="string" office:string-value="PACJENCI" calcext:value-type="string">
            <text:p>PACJENCI</text:p>
          </table:table-cell>
          <table:table-cell table:formula="of:=[.I32]" office:value-type="string" office:string-value="PACJENCI" calcext:value-type="string">
            <text:p>PACJENCI</text:p>
          </table:table-cell>
          <table:table-cell table:number-columns-repeated="1015"/>
        </table:table-row>
        <table:table-row table:style-name="ro1">
          <table:table-cell table:number-columns-repeated="9" office:value-type="string" calcext:value-type="string">
            <text:p>] </text:p>
          </table:table-cell>
          <table:table-cell table:number-columns-repeated="1015"/>
        </table:table-row>
        <table:table-row table:style-name="ro1">
          <table:table-cell table:number-columns-repeated="9" office:value-type="string" calcext:value-type="string">
            <text:p>FOR </text:p>
          </table:table-cell>
          <table:table-cell table:number-columns-repeated="1015"/>
        </table:table-row>
        <table:table-row table:style-name="ro1">
          <table:table-cell table:style-name="ce2" table:formula="of:=[.A17]" office:value-type="string" office:string-value="INSERT" calcext:value-type="string">
            <text:p>INSERT</text:p>
          </table:table-cell>
          <table:table-cell table:style-name="ce2" table:formula="of:=[.B17]" office:value-type="string" office:string-value="UPDATE" calcext:value-type="string">
            <text:p>UPDATE</text:p>
          </table:table-cell>
          <table:table-cell table:style-name="ce2" table:formula="of:=[.C17]" office:value-type="string" office:string-value="DELETE" calcext:value-type="string">
            <text:p>DELETE</text:p>
          </table:table-cell>
          <table:table-cell table:style-name="ce2" table:formula="of:=[.D17]" office:value-type="string" office:string-value="INSERT" calcext:value-type="string">
            <text:p>INSERT</text:p>
          </table:table-cell>
          <table:table-cell table:style-name="ce2" table:formula="of:=[.E17]" office:value-type="string" office:string-value="UPDATE" calcext:value-type="string">
            <text:p>UPDATE</text:p>
          </table:table-cell>
          <table:table-cell table:style-name="ce2" table:formula="of:=[.F17]" office:value-type="string" office:string-value="DELETE" calcext:value-type="string">
            <text:p>DELETE</text:p>
          </table:table-cell>
          <table:table-cell table:style-name="ce2" table:formula="of:=[.G17]" office:value-type="string" office:string-value="INSERT" calcext:value-type="string">
            <text:p>INSERT</text:p>
          </table:table-cell>
          <table:table-cell table:style-name="ce2" table:formula="of:=[.H17]" office:value-type="string" office:string-value="UPDATE" calcext:value-type="string">
            <text:p>UPDATE</text:p>
          </table:table-cell>
          <table:table-cell table:style-name="ce2" table:formula="of:=[.I17]" office:value-type="string" office:string-value="DELETE" calcext:value-type="string">
            <text:p>DELETE</text:p>
          </table:table-cell>
          <table:table-cell table:style-name="ce2" table:number-columns-repeated="1015"/>
        </table:table-row>
        <table:table-row table:style-name="ro1">
          <table:table-cell table:number-columns-repeated="9" office:value-type="string" calcext:value-type="string">
            <text:p>AS</text:p>
          </table:table-cell>
          <table:table-cell table:number-columns-repeated="1015"/>
        </table:table-row>
        <table:table-row table:style-name="ro1">
          <table:table-cell table:number-columns-repeated="9" office:value-type="string" calcext:value-type="string">
            <text:p>insert replikacja_czynnosci</text:p>
          </table:table-cell>
          <table:table-cell table:number-columns-repeated="1015"/>
        </table:table-row>
        <table:table-row table:style-name="ro1">
          <table:table-cell table:number-columns-repeated="9" office:value-type="string" calcext:value-type="string">
            <text:p>Select '</text:p>
          </table:table-cell>
          <table:table-cell table:number-columns-repeated="1015"/>
        </table:table-row>
        <table:table-row table:style-name="ro1">
          <table:table-cell table:formula="of:=[.A32]" office:value-type="string" office:string-value="WYNIKI_BADAN" calcext:value-type="string">
            <text:p>WYNIKI_BADAN</text:p>
          </table:table-cell>
          <table:table-cell table:formula="of:=[.B32]" office:value-type="string" office:string-value="WYNIKI_BADAN" calcext:value-type="string">
            <text:p>WYNIKI_BADAN</text:p>
          </table:table-cell>
          <table:table-cell table:formula="of:=[.C32]" office:value-type="string" office:string-value="WYNIKI_BADAN" calcext:value-type="string">
            <text:p>WYNIKI_BADAN</text:p>
          </table:table-cell>
          <table:table-cell table:formula="of:=[.D32]" office:value-type="string" office:string-value="zlecenie_badania" calcext:value-type="string">
            <text:p>zlecenie_badania</text:p>
          </table:table-cell>
          <table:table-cell table:formula="of:=[.E32]" office:value-type="string" office:string-value="zlecenie_badania" calcext:value-type="string">
            <text:p>zlecenie_badania</text:p>
          </table:table-cell>
          <table:table-cell table:formula="of:=[.F32]" office:value-type="string" office:string-value="zlecenie_badania" calcext:value-type="string">
            <text:p>zlecenie_badania</text:p>
          </table:table-cell>
          <table:table-cell table:formula="of:=[.G32]" office:value-type="string" office:string-value="PACJENCI" calcext:value-type="string">
            <text:p>PACJENCI</text:p>
          </table:table-cell>
          <table:table-cell table:formula="of:=[.H32]" office:value-type="string" office:string-value="PACJENCI" calcext:value-type="string">
            <text:p>PACJENCI</text:p>
          </table:table-cell>
          <table:table-cell table:formula="of:=[.I32]" office:value-type="string" office:string-value="PACJENCI" calcext:value-type="string">
            <text:p>PACJENCI</text:p>
          </table:table-cell>
          <table:table-cell table:number-columns-repeated="1015"/>
        </table:table-row>
        <table:table-row table:style-name="ro1">
          <table:table-cell table:number-columns-repeated="9" office:value-type="string" calcext:value-type="string">
            <text:p>', '</text:p>
          </table:table-cell>
          <table:table-cell table:number-columns-repeated="1015"/>
        </table:table-row>
        <table:table-row table:style-name="ro1">
          <table:table-cell table:formula="of:=[.A18]" office:value-type="string" office:string-value="ID_TABELI" calcext:value-type="string">
            <text:p>ID_TABELI</text:p>
          </table:table-cell>
          <table:table-cell table:formula="of:=[.B18]" office:value-type="string" office:string-value="ID_TABELI" calcext:value-type="string">
            <text:p>ID_TABELI</text:p>
          </table:table-cell>
          <table:table-cell table:formula="of:=[.C18]" office:value-type="string" office:string-value="ID_TABELI" calcext:value-type="string">
            <text:p>ID_TABELI</text:p>
          </table:table-cell>
          <table:table-cell table:formula="of:=[.D18]" office:value-type="string" office:string-value="ID_ZLECENIA" calcext:value-type="string">
            <text:p>ID_ZLECENIA</text:p>
          </table:table-cell>
          <table:table-cell table:formula="of:=[.E18]" office:value-type="string" office:string-value="ID_ZLECENIA" calcext:value-type="string">
            <text:p>ID_ZLECENIA</text:p>
          </table:table-cell>
          <table:table-cell table:formula="of:=[.F18]" office:value-type="string" office:string-value="ID_ZLECENIA" calcext:value-type="string">
            <text:p>ID_ZLECENIA</text:p>
          </table:table-cell>
          <table:table-cell table:formula="of:=[.G18]" office:value-type="string" office:string-value="ID_PACJENTA" calcext:value-type="string">
            <text:p>ID_PACJENTA</text:p>
          </table:table-cell>
          <table:table-cell table:formula="of:=[.H18]" office:value-type="string" office:string-value="ID_PACJENTA" calcext:value-type="string">
            <text:p>ID_PACJENTA</text:p>
          </table:table-cell>
          <table:table-cell table:formula="of:=[.I18]" office:value-type="string" office:string-value="ID_PACJENTA" calcext:value-type="string">
            <text:p>ID_PACJENTA</text:p>
          </table:table-cell>
          <table:table-cell table:number-columns-repeated="1015"/>
        </table:table-row>
        <table:table-row table:style-name="ro1">
          <table:table-cell table:number-columns-repeated="9" office:value-type="string" calcext:value-type="string">
            <text:p>', </text:p>
          </table:table-cell>
          <table:table-cell table:number-columns-repeated="1015"/>
        </table:table-row>
        <table:table-row table:style-name="ro1">
          <table:table-cell table:style-name="ce2" table:formula="of:=[.A18]" office:value-type="string" office:string-value="ID_TABELI" calcext:value-type="string">
            <text:p>ID_TABELI</text:p>
          </table:table-cell>
          <table:table-cell table:style-name="ce2" table:formula="of:=[.B18]" office:value-type="string" office:string-value="ID_TABELI" calcext:value-type="string">
            <text:p>ID_TABELI</text:p>
          </table:table-cell>
          <table:table-cell table:style-name="ce2" table:formula="of:=[.C18]" office:value-type="string" office:string-value="ID_TABELI" calcext:value-type="string">
            <text:p>ID_TABELI</text:p>
          </table:table-cell>
          <table:table-cell table:style-name="ce2" table:formula="of:=[.D18]" office:value-type="string" office:string-value="ID_ZLECENIA" calcext:value-type="string">
            <text:p>ID_ZLECENIA</text:p>
          </table:table-cell>
          <table:table-cell table:style-name="ce2" table:formula="of:=[.E18]" office:value-type="string" office:string-value="ID_ZLECENIA" calcext:value-type="string">
            <text:p>ID_ZLECENIA</text:p>
          </table:table-cell>
          <table:table-cell table:style-name="ce2" table:formula="of:=[.F18]" office:value-type="string" office:string-value="ID_ZLECENIA" calcext:value-type="string">
            <text:p>ID_ZLECENIA</text:p>
          </table:table-cell>
          <table:table-cell table:style-name="ce2" table:formula="of:=[.G18]" office:value-type="string" office:string-value="ID_PACJENTA" calcext:value-type="string">
            <text:p>ID_PACJENTA</text:p>
          </table:table-cell>
          <table:table-cell table:style-name="ce2" table:formula="of:=[.H18]" office:value-type="string" office:string-value="ID_PACJENTA" calcext:value-type="string">
            <text:p>ID_PACJENTA</text:p>
          </table:table-cell>
          <table:table-cell table:style-name="ce2" table:formula="of:=[.I18]" office:value-type="string" office:string-value="ID_PACJENTA" calcext:value-type="string">
            <text:p>ID_PACJENTA</text:p>
          </table:table-cell>
          <table:table-cell table:style-name="ce2" table:number-columns-repeated="1015"/>
        </table:table-row>
        <table:table-row table:style-name="ro1">
          <table:table-cell table:number-columns-repeated="9" office:value-type="string" calcext:value-type="string">
            <text:p>, '</text:p>
          </table:table-cell>
          <table:table-cell table:number-columns-repeated="1015"/>
        </table:table-row>
        <table:table-row table:style-name="ro1">
          <table:table-cell table:style-name="ce2" table:formula="of:=IF([.A40]=[.A55];[.A59];IF([.A40]=[.A56];[.A60];IF([.A40]=[.A57];[.A61])))" office:value-type="string" office:string-value="i" calcext:value-type="string">
            <text:p>i</text:p>
          </table:table-cell>
          <table:table-cell table:style-name="ce2" table:formula="of:=IF([.B40]=[.B55];[.B59];IF([.B40]=[.B56];[.B60];IF([.B40]=[.B57];[.B61])))" office:value-type="string" office:string-value="u" calcext:value-type="string">
            <text:p>u</text:p>
          </table:table-cell>
          <table:table-cell table:style-name="ce2" table:formula="of:=IF([.C40]=[.C55];[.C59];IF([.C40]=[.C56];[.C60];IF([.C40]=[.C57];[.C61])))" office:value-type="string" office:string-value="d" calcext:value-type="string">
            <text:p>d</text:p>
          </table:table-cell>
          <table:table-cell table:style-name="ce2" table:formula="of:=IF([.D40]=[.D55];[.D59];IF([.D40]=[.D56];[.D60];IF([.D40]=[.D57];[.D61])))" office:value-type="string" office:string-value="i" calcext:value-type="string">
            <text:p>i</text:p>
          </table:table-cell>
          <table:table-cell table:style-name="ce2" table:formula="of:=IF([.E40]=[.E55];[.E59];IF([.E40]=[.E56];[.E60];IF([.E40]=[.E57];[.E61])))" office:value-type="string" office:string-value="u" calcext:value-type="string">
            <text:p>u</text:p>
          </table:table-cell>
          <table:table-cell table:style-name="ce2" table:formula="of:=IF([.F40]=[.F55];[.F59];IF([.F40]=[.F56];[.F60];IF([.F40]=[.F57];[.F61])))" office:value-type="string" office:string-value="d" calcext:value-type="string">
            <text:p>d</text:p>
          </table:table-cell>
          <table:table-cell table:style-name="ce2" table:formula="of:=IF([.G40]=[.G55];[.G59];IF([.G40]=[.G56];[.G60];IF([.G40]=[.G57];[.G61])))" office:value-type="string" office:string-value="i" calcext:value-type="string">
            <text:p>i</text:p>
          </table:table-cell>
          <table:table-cell table:style-name="ce2" table:formula="of:=IF([.H40]=[.H55];[.H59];IF([.H40]=[.H56];[.H60];IF([.H40]=[.H57];[.H61])))" office:value-type="string" office:string-value="u" calcext:value-type="string">
            <text:p>u</text:p>
          </table:table-cell>
          <table:table-cell table:style-name="ce2" table:formula="of:=IF([.I40]=[.I55];[.I59];IF([.I40]=[.I56];[.I60];IF([.I40]=[.I57];[.I61])))" office:value-type="string" office:string-value="d" calcext:value-type="string">
            <text:p>d</text:p>
          </table:table-cell>
          <table:table-cell table:style-name="ce2" table:number-columns-repeated="1015"/>
        </table:table-row>
        <table:table-row table:style-name="ro1">
          <table:table-cell table:number-columns-repeated="9" office:value-type="string" calcext:value-type="string">
            <text:p>'</text:p>
          </table:table-cell>
          <table:table-cell table:number-columns-repeated="1015"/>
        </table:table-row>
        <table:table-row table:style-name="ro1">
          <table:table-cell table:number-columns-repeated="9" office:value-type="string" calcext:value-type="string">
            <text:p>from </text:p>
          </table:table-cell>
          <table:table-cell table:number-columns-repeated="1015"/>
        </table:table-row>
        <table:table-row table:style-name="ro1">
          <table:table-cell table:style-name="ce2" table:formula="of:=IF([.A40]=[.A57];[.A64];[.A63])" office:value-type="string" office:string-value="inserted" calcext:value-type="string">
            <text:p>inserted</text:p>
          </table:table-cell>
          <table:table-cell table:style-name="ce2" table:formula="of:=IF([.B40]=[.B57];[.B64];[.B63])" office:value-type="string" office:string-value="inserted" calcext:value-type="string">
            <text:p>inserted</text:p>
          </table:table-cell>
          <table:table-cell table:style-name="ce2" table:formula="of:=IF([.C40]=[.C57];[.C64];[.C63])" office:value-type="string" office:string-value="deleted" calcext:value-type="string">
            <text:p>deleted</text:p>
          </table:table-cell>
          <table:table-cell table:style-name="ce2" table:formula="of:=IF([.D40]=[.D57];[.D64];[.D63])" office:value-type="string" office:string-value="inserted" calcext:value-type="string">
            <text:p>inserted</text:p>
          </table:table-cell>
          <table:table-cell table:style-name="ce2" table:formula="of:=IF([.E40]=[.E57];[.E64];[.E63])" office:value-type="string" office:string-value="inserted" calcext:value-type="string">
            <text:p>inserted</text:p>
          </table:table-cell>
          <table:table-cell table:style-name="ce2" table:formula="of:=IF([.F40]=[.F57];[.F64];[.F63])" office:value-type="string" office:string-value="deleted" calcext:value-type="string">
            <text:p>deleted</text:p>
          </table:table-cell>
          <table:table-cell table:style-name="ce2" table:formula="of:=IF([.G40]=[.G57];[.G64];[.G63])" office:value-type="string" office:string-value="inserted" calcext:value-type="string">
            <text:p>inserted</text:p>
          </table:table-cell>
          <table:table-cell table:style-name="ce2" table:formula="of:=IF([.H40]=[.H57];[.H64];[.H63])" office:value-type="string" office:string-value="inserted" calcext:value-type="string">
            <text:p>inserted</text:p>
          </table:table-cell>
          <table:table-cell table:style-name="ce2" table:formula="of:=IF([.I40]=[.I57];[.I64];[.I63])" office:value-type="string" office:string-value="deleted" calcext:value-type="string">
            <text:p>deleted</text:p>
          </table:table-cell>
          <table:table-cell table:style-name="ce2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 office:value-type="string" calcext:value-type="string">
            <text:p>UPDATE</text:p>
          </table:table-cell>
          <table:table-cell table:number-columns-repeated="1015"/>
        </table:table-row>
        <table:table-row table:style-name="ro1">
          <table:table-cell table:number-columns-repeated="9" office:value-type="string" calcext:value-type="string">
            <text:p>INSERT</text:p>
          </table:table-cell>
          <table:table-cell table:number-columns-repeated="1015"/>
        </table:table-row>
        <table:table-row table:style-name="ro1">
          <table:table-cell table:number-columns-repeated="9" office:value-type="string" calcext:value-type="string">
            <text:p>DELE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 office:value-type="string" calcext:value-type="string">
            <text:p>u</text:p>
          </table:table-cell>
          <table:table-cell table:number-columns-repeated="1015"/>
        </table:table-row>
        <table:table-row table:style-name="ro1">
          <table:table-cell table:number-columns-repeated="9" office:value-type="string" calcext:value-type="string">
            <text:p>i</text:p>
          </table:table-cell>
          <table:table-cell table:number-columns-repeated="1015"/>
        </table:table-row>
        <table:table-row table:style-name="ro1">
          <table:table-cell table:number-columns-repeated="9"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 office:value-type="string" calcext:value-type="string">
            <text:p>inserted</text:p>
          </table:table-cell>
          <table:table-cell table:number-columns-repeated="1015"/>
        </table:table-row>
        <table:table-row table:style-name="ro1">
          <table:table-cell table:number-columns-repeated="9" office:value-type="string" calcext:value-type="string">
            <text:p>deleted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.00.0000</text:date>, <text:time style:data-style-name="N2" text:time-value="11:45:39.87752395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iek </meta:initial-creator>
    <meta:creation-date>2018-01-22T10:48:27.917248203</meta:creation-date>
    <dc:date>2018-01-24T15:25:01.555232562</dc:date>
    <dc:creator>maciek </dc:creator>
    <meta:editing-duration>P1DT21H5M10S</meta:editing-duration>
    <meta:editing-cycles>4</meta:editing-cycles>
    <meta:generator>LibreOffice/5.2.7.2$Linux_X86_64 LibreOffice_project/20m0$Build-2</meta:generator>
    <meta:document-statistic meta:table-count="1" meta:cell-count="486" meta:object-count="0"/>
  </office:meta>
</office:document-meta>
</file>